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ce style:name="Lohit Hindi1" svg:font-family="'Lohit Hindi'"/>
    <style:font-face style:name="OpenSymbol" svg:font-family="OpenSymbol"/>
    <style:font-face style:name="Liberation Serif" svg:font-family="'Liberation Serif'" style:font-family-generic="roman" style:font-pitch="variable"/>
    <style:font-face style:name="Iranian Sans" svg:font-family="'Iranian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1208in" table:align="center"/>
    </style:style>
    <style:style style:name="Table1.A" style:family="table-column">
      <style:table-column-properties style:column-width="1.2208in"/>
    </style:style>
    <style:style style:name="Table1.B" style:family="table-column">
      <style:table-column-properties style:column-width="1.8667in"/>
    </style:style>
    <style:style style:name="Table1.C" style:family="table-column">
      <style:table-column-properties style:column-width="3.0333in"/>
    </style:style>
    <style:style style:name="Table1.A1" style:family="table-cell">
      <style:table-cell-properties style:vertical-align="middle" style:border-line-width-left="0.0007in 0.0347in 0.0007in" style:border-line-width-top="0.0007in 0.0347in 0.0007in" style:border-line-width-bottom="0.0007in 0.0347in 0.0007in" fo:padding="0.0417in" fo:border-left="0.0361in double #808080" fo:border-right="none" fo:border-top="0.0361in double #808080" fo:border-bottom="0.0361in double #808080"/>
    </style:style>
    <style:style style:name="Table1.C1" style:family="table-cell">
      <style:table-cell-properties style:vertical-align="middle" style:border-line-width="0.0007in 0.0347in 0.0007in" fo:padding="0.0417in" fo:border="0.0361in double #808080"/>
    </style:style>
    <style:style style:name="Table1.A2" style:family="table-cell">
      <style:table-cell-properties style:vertical-align="middle" style:border-line-width-left="0.0007in 0.0347in 0.0007in" style:border-line-width-bottom="0.0007in 0.0347in 0.0007in" fo:padding="0.0417in" fo:border-left="0.0361in double #808080" fo:border-right="none" fo:border-top="none" fo:border-bottom="0.0361in double #808080"/>
    </style:style>
    <style:style style:name="Table1.C2" style:family="table-cell">
      <style:table-cell-properties style:vertical-align="middle" style:border-line-width-left="0.0007in 0.0347in 0.0007in" style:border-line-width-right="0.0007in 0.0347in 0.0007in" style:border-line-width-bottom="0.0007in 0.0347in 0.0007in" fo:padding="0.0417in" fo:border-left="0.0361in double #808080" fo:border-right="0.0361in double #808080" fo:border-top="none" fo:border-bottom="0.0361in double #808080"/>
    </style:style>
    <style:style style:name="P1" style:family="paragraph" style:parent-style-name="Standard">
      <style:paragraph-properties fo:text-align="justify" style:justify-single-word="false" style:writing-mode="lr-tb"/>
      <style:text-properties style:font-name="Iranian Sans" style:font-name-complex="Iranian Sans"/>
    </style:style>
    <style:style style:name="P2" style:family="paragraph" style:parent-style-name="Text_20_body" style:list-style-name="L1">
      <style:paragraph-properties fo:margin-top="0in" fo:margin-bottom="0in" fo:text-align="justify" style:justify-single-word="false" style:writing-mode="rl-tb"/>
    </style:style>
    <style:style style:name="P3" style:family="paragraph" style:parent-style-name="Text_20_body" style:list-style-name="L1">
      <style:paragraph-properties fo:margin-top="0in" fo:margin-bottom="0in" fo:text-align="justify" style:justify-single-word="false" style:writing-mode="rl-tb"/>
      <style:text-properties style:font-name="Iranian Sans" style:font-name-complex="Iranian Sans"/>
    </style:style>
    <style:style style:name="P4" style:family="paragraph" style:parent-style-name="Text_20_body">
      <style:paragraph-properties fo:text-align="justify" style:justify-single-word="false" style:writing-mode="rl-tb"/>
    </style:style>
    <style:style style:name="P5" style:family="paragraph" style:parent-style-name="Text_20_body">
      <style:paragraph-properties fo:text-align="justify" style:justify-single-word="false" style:writing-mode="rl-tb"/>
      <style:text-properties style:font-name="Iranian Sans" style:font-name-complex="Iranian Sans"/>
    </style:style>
    <style:style style:name="P6" style:family="paragraph" style:parent-style-name="Text_20_body" style:list-style-name="L1">
      <style:paragraph-properties fo:text-align="justify" style:justify-single-word="false" style:writing-mode="rl-tb"/>
      <style:text-properties style:font-name="Iranian Sans" style:font-name-complex="Iranian Sans"/>
    </style:style>
    <style:style style:name="P7" style:family="paragraph" style:parent-style-name="Text_20_body">
      <style:paragraph-properties fo:text-align="center" style:justify-single-word="false" style:writing-mode="rl-tb"/>
      <style:text-properties style:font-name="Iranian Sans" style:font-name-complex="Iranian Sans"/>
    </style:style>
    <style:style style:name="P8" style:family="paragraph" style:parent-style-name="Text_20_body">
      <style:paragraph-properties fo:text-align="center" style:justify-single-word="false" style:writing-mode="rl-tb"/>
      <style:text-properties style:font-name="Iranian Sans" fo:font-size="9pt" style:font-size-asian="9pt" style:font-name-complex="Iranian Sans" style:font-size-complex="9pt"/>
    </style:style>
    <style:style style:name="P9" style:family="paragraph" style:parent-style-name="Text_20_body">
      <style:paragraph-properties fo:text-align="justify" style:justify-single-word="false" style:writing-mode="lr-tb"/>
      <style:text-properties style:font-name="Iranian Sans" style:font-name-complex="Iranian Sans"/>
    </style:style>
    <style:style style:name="P10" style:family="paragraph" style:parent-style-name="Text_20_body">
      <style:paragraph-properties fo:text-align="justify" style:justify-single-word="false" style:writing-mode="lr-tb"/>
    </style:style>
    <style:style style:name="P11" style:family="paragraph" style:parent-style-name="Heading_20_3">
      <style:paragraph-properties fo:text-align="justify" style:justify-single-word="false" style:writing-mode="rl-tb"/>
      <style:text-properties style:font-name="Iranian Sans" style:font-name-complex="Iranian Sans"/>
    </style:style>
    <style:style style:name="P12" style:family="paragraph" style:parent-style-name="Table_20_Contents">
      <style:paragraph-properties fo:text-align="justify" style:justify-single-word="false" style:writing-mode="lr-tb"/>
      <style:text-properties style:font-name="Iranian Sans" style:font-name-complex="Iranian Sans"/>
    </style:style>
    <style:style style:name="P13" style:family="paragraph" style:parent-style-name="Heading_20_2">
      <style:paragraph-properties fo:text-align="center" style:justify-single-word="false" style:writing-mode="rl-tb"/>
      <style:text-properties style:font-name="Iranian Sans" style:font-name-complex="Iranian Sans"/>
    </style:style>
    <style:style style:name="P14" style:family="paragraph" style:parent-style-name="Quotations">
      <style:paragraph-properties fo:text-align="justify" style:justify-single-word="false" style:writing-mode="rl-tb"/>
    </style:style>
    <style:style style:name="T1" style:family="text">
      <style:text-properties style:font-name="Iranian Sans" style:font-name-complex="Iranian Sans"/>
    </style:style>
    <style:style style:name="T2" style:family="text">
      <style:text-properties style:font-name="Iranian Sans" fo:font-weight="bold" style:font-weight-asian="bold" style:font-name-complex="Iranian Sans" style:font-weight-complex="bold"/>
    </style:style>
    <style:style style:name="T3" style:family="text">
      <style:text-properties style:font-name="Iranian Sans" fo:font-weight="normal" style:font-weight-asian="normal" style:font-name-complex="Iranian Sans" style:font-weight-complex="normal"/>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معرفی Irssi</text:h>
      <text:p text:style-name="P8">تاریخ:۱۳۸۹/۵/۵</text:p>
      <text:p text:style-name="P8">نویسنده: فرید احمدیان</text:p>
      <text:p text:style-name="P8"><text:a xlink:type="simple" xlink:href="mailto:ahmadian.farid@yahoo.com">ahmadian.farid@yahoo.com</text:a></text:p>
      <text:p text:style-name="P8"/>
      <text:p text:style-name="P8"/>
      <text:p text:style-name="P8"/>
      <text:p text:style-name="P5">امروز دوس دارم با یه نرم افزار لینوکسی که تو خط فرمان کار میکنه و کلاینت (سرویس گیرنده! ) IRC هست آشناتون کنم و طی این آشنایی با مباحث زیر روبرو میشیم:</text:p>
      <text:p text:style-name="P5"/>
      <text:list xml:id="list1649021483" text:style-name="L1">
        <text:list-item>
          <text:p text:style-name="P3">irc چیست </text:p>
        </text:list-item>
        <text:list-item>
          <text:p text:style-name="P3">دستورات irc </text:p>
        </text:list-item>
        <text:list-item>
          <text:p text:style-name="P3">آشنایی با دستورات اولیه Irssi </text:p>
        </text:list-item>
        <text:list-item>
          <text:p text:style-name="P3">نام های مستعار خود را بسازید </text:p>
        </text:list-item>
        <text:list-item>
          <text:p text:style-name="P3">اجرای برنامه ها و چاپ خروجی آنها از داخل irssi </text:p>
        </text:list-item>
        <text:list-item>
          <text:p text:style-name="P2"><text:span text:style-name="Strong_20_Emphasis"><text:span text:style-name="T3">به کاربرانی که به شما msg/ میدهند بگویید نیستید</text:span></text:span><text:span text:style-name="T3"> </text:span></text:p>
        </text:list-item>
        <text:list-item>
          <text:p text:style-name="P2"><text:span text:style-name="Strong_20_Emphasis"><text:span text:style-name="T3">کارهای تکراری را در irssi خودکار کنید</text:span></text:span><text:span text:style-name="T3"> </text:span></text:p>
        </text:list-item>
        <text:list-item>
          <text:p text:style-name="P2"><text:span text:style-name="Strong_20_Emphasis"><text:span text:style-name="T3">چند ترفند برای مقابله با افراد/کانالهای شلوغ</text:span></text:span><text:span text:style-name="T3"> </text:span></text:p>
        </text:list-item>
        <text:list-item>
          <text:p text:style-name="P3">تهیه گزارش از لاگهای irssi </text:p>
        </text:list-item>
        <text:list-item>
          <text:p text:style-name="P6">برای irssi خود برنامه بنویسیم </text:p>
        </text:list-item>
      </text:list>
      <text:p text:style-name="P5"/>
      <text:p text:style-name="P7"/>
      <text:p text:style-name="P7"/>
      <text:p text:style-name="P7"><draw:frame draw:style-name="fr1" draw:name="graphics1" text:anchor-type="as-char" svg:y="0.052in" svg:width="5.2083in" svg:height="2.3752in" draw:z-index="0"><draw:image xlink:href="http://www.irssi.org/images/irssitop.png" xlink:type="simple" xlink:show="embed" xlink:actuate="onLoad"/><svg:title>irssi</svg:title></draw:frame></text:p>
      <text:p text:style-name="P5"/>
      <text:p text:style-name="P5"/>
      <text:p text:style-name="P5"/>
      <text:p text:style-name="P5"><text:bookmark text:name="more-537"/></text:p>
      <text:p text:style-name="P4"><text:soft-page-break/><text:span text:style-name="Strong_20_Emphasis"><text:span text:style-name="T1">irc چیست:</text:span></text:span></text:p>
      <text:p text:style-name="P5">اما برای دوستانی که نمیدونن irc چی هست:</text:p>
      <text:p text:style-name="P14"><text:span text:style-name="Strong_20_Emphasis"><text:span text:style-name="T1">آی‌آرسی</text:span></text:span><text:span text:style-name="T1"> (</text:span><text:span text:style-name="Strong_20_Emphasis"><text:span text:style-name="T1">(Internet Relay Chat (IRC</text:span></text:span><text:span text:style-name="T1">) یا </text:span><text:a xlink:type="simple" xlink:href="http://fa.wikipedia.org/wiki/گپ"><text:span text:style-name="T1">گپ</text:span></text:a><text:span text:style-name="T1"> رله اینترنتی، روشی از </text:span><text:a xlink:type="simple" xlink:href="http://fa.wikipedia.org/w/index.php?title=ارتباط_آنی&amp;action=edit&amp;redlink=1"><text:span text:style-name="T1">ارتباط آنی</text:span></text:a><text:span text:style-name="T1"> روی </text:span><text:a xlink:type="simple" xlink:href="http://fa.wikipedia.org/wiki/اینترنت"><text:span text:style-name="T1">اینترنت</text:span></text:a><text:span text:style-name="T1"> است. آی‌آرسی اساساً برای گفتگوهای گروهی طراحی شد و گفتگوها بصورت عمومی در محلهایی بنام </text:span><text:a xlink:type="simple" xlink:href="http://fa.wikipedia.org/wiki/کانال"><text:span text:style-name="T1">کانال</text:span></text:a><text:span text:style-name="T1"> (به </text:span><text:a xlink:type="simple" xlink:href="http://fa.wikipedia.org/wiki/زبان_انگلیسی"><text:span text:style-name="T1">انگلیسی</text:span></text:a><text:span text:style-name="T1">: </text:span><text:span text:style-name="Emphasis"><text:span text:style-name="T1">Channels</text:span></text:span><text:span text:style-name="T1">) انجام می‌گیرد، همچنین ارتباط شخص با شخص توسط پیام خصوصی ممکن است. IRC به‌وسیله </text:span><text:a xlink:type="simple" xlink:href="http://fa.wikipedia.org/w/index.php?title=جارکو_اویکارینن&amp;action=edit&amp;redlink=1"><text:span text:style-name="T1">جارکو اویکارینن</text:span></text:a><text:span text:style-name="T1"> (به </text:span><text:a xlink:type="simple" xlink:href="http://fa.wikipedia.org/wiki/زبان_انگلیسی"><text:span text:style-name="T1">انگلیسی</text:span></text:a><text:span text:style-name="T1">: </text:span><text:span text:style-name="Emphasis"><text:span text:style-name="T1">Jarkko Oikarinen</text:span></text:span><text:span text:style-name="T1">) (اسم مستعار WiZ) در اواخر اوت ۱۹۸۸ برای جایگزینی برنامه بنام MUT ساخته شد.</text:span></text:p>
      <text:p text:style-name="P4"><text:span text:style-name="T1">و واقعا هم irc جای بسیار خوبیه که اکثرا افراد متخصص رو میتونید توش پیدا کنید و کمتر جای دوس دختر دوس پیر بازیه! برنامه های زیادی برای کار با irc هست اما اسم اون برنامه که میخواهم معرفی کنم </text:span><text:a xlink:type="simple" xlink:href="http://irssi.org/"><text:span text:style-name="T1">Irssi</text:span></text:a><text:span text:style-name="T1"> هست .</text:span></text:p>
      <text:p text:style-name="P5">همون طور که گفتم irssi یه سرویس گیرنده تحت خط فرمان irc هست که از سال ۱۹۹۹ تحت زبان زیبای c در حال توسعه هست.</text:p>
      <text:p text:style-name="P4"><text:span text:style-name="T1">بامزگیش همین تحت خط فرمان بودنش و قابلیت انعطاف خیلی بالاشه که جلوتر توضیح میدم. کافیه بنا به توضعی که دارین</text:span><text:a xlink:type="simple" xlink:href="http://irssi.org/download"><text:span text:style-name="T1"> Irssi</text:span></text:a><text:span text:style-name="T1"> رو نصب کنید و در خط فرمان irssi رو بزنید تا نرم افزار اجرا بشه!</text:span></text:p>
      <text:p text:style-name="P4"><text:span text:style-name="T1"/></text:p>
      <text:p text:style-name="P4"><text:span text:style-name="Strong_20_Emphasis"><text:span text:style-name="T1">دستورات irc :</text:span></text:span></text:p>
      <text:p text:style-name="P4"><text:span text:style-name="T1">خوب مسلما مثل همه کلاینتهای IRC میتونید دستورات irc رو توش اجرا کنید ! اگه با این دستورات آشنایی ندارین توصیه میکنم </text:span><text:a xlink:type="simple" xlink:href="http://www.persianroom.org/learning/irc.html"><text:span text:style-name="T1">از این لینک</text:span></text:a><text:span text:style-name="T1"> استفاده کنید که مطالب فارسی خوبی رو راجع به این موضوع ارائه میده !</text:span></text:p>
      <text:p text:style-name="P5">مثلا میگه که برای ثبت نام باید از این دستور استفاده کنید :</text:p>
      <text:p text:style-name="P5"/>
      <text:p text:style-name="P9">/msg nickserv register PASSWORD &lt;email&gt;</text:p>
      <text:p text:style-name="P9"/>
      <text:p text:style-name="P5">ولی اگه بخوام خلاصه فقط اونایی که لازمه رو بگم:</text:p>
      <text:p text:style-name="P5"/>
      <text:p text:style-name="P10"><text:span text:style-name="Strong_20_Emphasis"><text:span text:style-name="T1">/nick username</text:span></text:span></text:p>
      <text:p text:style-name="P10"><text:span text:style-name="Strong_20_Emphasis"><text:span text:style-name="T1">/server chat.freenode.net</text:span></text:span></text:p>
      <text:p text:style-name="P10"><text:span text:style-name="Strong_20_Emphasis"><text:span text:style-name="T1">/join #zanjanlug</text:span></text:span></text:p>
      <text:p text:style-name="P10"><text:span text:style-name="Strong_20_Emphasis"><text:span text:style-name="T1"/></text:span></text:p>
      <text:p text:style-name="P5">در دستور اول من هر اسمی که دلم بخواد ! (البته اگه قبلا ثبت نشده باشه) رو به خودم میدم! برای اینکه بفمید چه طوری ثبت نام میکنن و ما بقی کارا حتما از لینکی که معرفی کردم استفاده کنید و در مرحله دوم به سرور مورد نظرم وصل شدم ! بعد به کانال مورد نظرم وارد شدم !</text:p>
      <text:h text:style-name="P11" text:outline-level="3">آشنایی با دستورات اولیه Irssi :</text:h>
      <text:p text:style-name="P5">و اما برای پیمایش برگه ها از Alt+number استفاده کنید و یا از Alt+left/right . مثلا برای رفتن به برگه دوم ار آلت + ۲ استفاده کنید و برای بالا پایین رفتن در پیغامهای یک صفحه از <text:soft-page-break/>Alt+p و Alt + n استفاده کنید.</text:p>
      <text:p text:style-name="P5">خوب من الان تو نستم از irssi به صورت معمولی استفاده کنم !اما ببینیم که چه طوری میتونیم بهترو بیشتر ! با این نرم افزار کار کنیم:</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2">/j kde,gnome</text:p>
          </table:table-cell>
          <table:table-cell table:style-name="Table1.A1" office:value-type="string">
            <text:p text:style-name="P12">(/join #kde,#gnome)</text:p>
          </table:table-cell>
          <table:table-cell table:style-name="Table1.C1" office:value-type="string">
            <text:p text:style-name="P12">Join a channel</text:p>
          </table:table-cell>
        </table:table-row>
        <table:table-row>
          <table:table-cell table:style-name="Table1.A2" office:value-type="string">
            <text:p text:style-name="P12">/c</text:p>
          </table:table-cell>
          <table:table-cell table:style-name="Table1.A2" office:value-type="string">
            <text:p text:style-name="P12">(/clear)</text:p>
          </table:table-cell>
          <table:table-cell table:style-name="Table1.C2" office:value-type="string">
            <text:p text:style-name="P12">Clear the window</text:p>
          </table:table-cell>
        </table:table-row>
        <table:table-row>
          <table:table-cell table:style-name="Table1.A2" office:value-type="string">
            <text:p text:style-name="P12">/c -all</text:p>
          </table:table-cell>
          <table:table-cell table:style-name="Table1.A2" office:value-type="string">
            <text:p text:style-name="P12">(/clear -all)</text:p>
          </table:table-cell>
          <table:table-cell table:style-name="Table1.C2" office:value-type="string">
            <text:p text:style-name="P12">Clear all windows</text:p>
          </table:table-cell>
        </table:table-row>
        <table:table-row>
          <table:table-cell table:style-name="Table1.A2" office:value-type="string">
            <text:p text:style-name="P12">/wi nickname</text:p>
          </table:table-cell>
          <table:table-cell table:style-name="Table1.A2" office:value-type="string">
            <text:p text:style-name="P12">(/whois)</text:p>
          </table:table-cell>
          <table:table-cell table:style-name="Table1.C2" office:value-type="string">
            <text:p text:style-name="P12">View information about nickname</text:p>
          </table:table-cell>
        </table:table-row>
        <table:table-row>
          <table:table-cell table:style-name="Table1.A2" office:value-type="string">
            <text:p text:style-name="P12">/pa</text:p>
          </table:table-cell>
          <table:table-cell table:style-name="Table1.A2" office:value-type="string">
            <text:p text:style-name="P12">(/part)</text:p>
          </table:table-cell>
          <table:table-cell table:style-name="Table1.C2" office:value-type="string">
            <text:p text:style-name="P12">Leave a channel</text:p>
          </table:table-cell>
        </table:table-row>
        <table:table-row>
          <table:table-cell table:style-name="Table1.A2" office:value-type="string">
            <text:p text:style-name="P12">/m</text:p>
          </table:table-cell>
          <table:table-cell table:style-name="Table1.A2" office:value-type="string">
            <text:p text:style-name="P12">(/msg)</text:p>
          </table:table-cell>
          <table:table-cell table:style-name="Table1.C2" office:value-type="string">
            <text:p text:style-name="P12">Send a private message</text:p>
          </table:table-cell>
        </table:table-row>
        <table:table-row>
          <table:table-cell table:style-name="Table1.A2" office:value-type="string">
            <text:p text:style-name="P12">/al</text:p>
          </table:table-cell>
          <table:table-cell table:style-name="Table1.A2" office:value-type="string">
            <text:p text:style-name="P12">(/alias)</text:p>
          </table:table-cell>
          <table:table-cell table:style-name="Table1.C2" office:value-type="string">
            <text:p text:style-name="P12">View available aliases/shortcuts</text:p>
          </table:table-cell>
        </table:table-row>
        <table:table-row>
          <table:table-cell table:style-name="Table1.A2" office:value-type="string">
            <text:p text:style-name="P12">/al X</text:p>
          </table:table-cell>
          <table:table-cell table:style-name="Table1.A2" office:value-type="string">
            <text:p text:style-name="P12">(/alias X)</text:p>
          </table:table-cell>
          <table:table-cell table:style-name="Table1.C2" office:value-type="string">
            <text:p text:style-name="P12">Aliases/shortcuts beginning with X</text:p>
          </table:table-cell>
        </table:table-row>
      </table:table>
      <text:p text:style-name="P10"><text:span text:style-name="Strong_20_Emphasis"><text:span text:style-name="T1"/></text:span></text:p>
      <text:p text:style-name="P4"><text:span text:style-name="Strong_20_Emphasis"><text:span text:style-name="T1">نام های مستعار خود را بسازید :</text:span></text:span></text:p>
      <text:p text:style-name="P5">بسیار عالی ! حالا یه سری ترفند تو این نرم افزار بزنیم و حال کنیم!</text:p>
      <text:p text:style-name="P5">بیایین یه سری میانبر برای دستوراتمون بسازیم!</text:p>
      <text:p text:style-name="P5">مثلا با زدن این دستور :</text:p>
      <text:p text:style-name="P5"/>
      <text:p text:style-name="P10"><text:span text:style-name="Strong_20_Emphasis"><text:span text:style-name="T1">/alias linuxfriends /me has a few good friends. man, info, /usr/doc, tlpd &amp; google.</text:span></text:span></text:p>
      <text:p text:style-name="P10"><text:span text:style-name="Strong_20_Emphasis"><text:span text:style-name="T1"/></text:span></text:p>
      <text:p text:style-name="P4"><text:span text:style-name="T1">خوب اگه بعد از زدن این دستور هر وقت که خواستم بزنم</text:span><text:span text:style-name="Strong_20_Emphasis"><text:span text:style-name="T1">linuxfriends/</text:span></text:span><text:span text:style-name="T1"> اون یه خروار دستوری که تعریف کردم اجرا میشه!</text:span></text:p>
      <text:p text:style-name="P5">خوب بیایین یه نمه انعطاف پذیر تر کنیم این دستورو با گرفتن آرگومان!!!</text:p>
      <text:p text:style-name="P5"/>
      <text:p text:style-name="P10"><text:span text:style-name="Strong_20_Emphasis"><text:span text:style-name="T1">/alias tarvel /me travel to $0 $1 $2 **</text:span></text:span></text:p>
      <text:p text:style-name="P5">و بعد از اون خیلی راحت به این صورت استفاده میکنم:</text:p>
      <text:p text:style-name="P5"/>
      <text:p text:style-name="P10"><text:span text:style-name="Strong_20_Emphasis"><text:span text:style-name="T1">/travel tehran mashhad torghabe </text:span></text:span></text:p>
      <text:p text:style-name="P10"><text:span text:style-name="Strong_20_Emphasis"><text:span text:style-name="T1"/></text:span></text:p>
      <text:p text:style-name="P4"><text:span text:style-name="T1">یه مثال خوب al uptime/</text:span><text:span text:style-name="Strong_20_Emphasis"><text:span text:style-name="T1"> </text:span></text:span><text:span text:style-name="T1">هست که کوچک شده عبارت زیره!</text:span></text:p>
      <text:p text:style-name="P4"><text:span text:style-name="T1"/></text:p>
      <text:p text:style-name="P10"><text:span text:style-name="Emphasis"><text:span text:style-name="T1">UPTIME eval exec – expr date +%s – $F | awk ‘{print “Irssi uptime:”int(\$1/3600/24)”d “int(\$1/3600%24)”h “int(\$1/60%60)”m”int(\$1%60)”s” }’</text:span></text:span></text:p>
      <text:p text:style-name="P4"><text:soft-page-break/><text:span text:style-name="Strong_20_Emphasis"><text:span text:style-name="Emphasis"><text:span text:style-name="T1">نکته:</text:span></text:span></text:span><text:span text:style-name="T1"> خاطرتون باشه بعد از نوشتن میانبر ها و سایر تنظیماتتون حتما دستور</text:span><text:span text:style-name="Strong_20_Emphasis"><text:span text:style-name="T1"> save/</text:span></text:span><text:span text:style-name="T1"> رو بزنید.</text:span></text:p>
      <text:h text:style-name="P11" text:outline-level="3">اجرای برنامه ها و چاپ خروجی آنها از داخل irssi :</text:h>
      <text:p text:style-name="P5">خوب خیلی جالب شد بیایین با ترفند های بیشتری آشنا شیم:</text:p>
      <text:p text:style-name="P5">برای اجرای برنامه از داخل irssi کافیه به صورت زیر اقدام کینم:</text:p>
      <text:p text:style-name="P10"><text:span text:style-name="Strong_20_Emphasis"><text:span text:style-name="T1">/exec program</text:span></text:span></text:p>
      <text:p text:style-name="P4"><text:span text:style-name="Strong_20_Emphasis"><text:span text:style-name="T1">و اگه بخواهیم خروجی دستور خط فرمانمون در داخل کانالمون درج شه از کلید o- استفاده میکنیم :</text:span></text:span></text:p>
      <text:p text:style-name="P10"><text:span text:style-name="Strong_20_Emphasis"><text:span text:style-name="T1">/exec -o ls /pub/</text:span></text:span></text:p>
      <text:h text:style-name="P11" text:outline-level="3">به کاربرانی که به شما msg/ میدهند بگویید نیستید:</text:h>
      <text:p text:style-name="P4"><text:span text:style-name="Strong_20_Emphasis"><text:span text:style-name="T1">با استفاده از دستور :</text:span></text:span></text:p>
      <text:p text:style-name="P10"><text:span text:style-name="Strong_20_Emphasis"><text:span text:style-name="T1">/set show_away_once ON</text:span></text:span></text:p>
      <text:p text:style-name="P5">وقتی شما از دستور away/ استفاده میکنید ، اگر کاربری توسط msg/ به شما پیغام دهد به صورت خودکار به او پیغام away شما ، نمایش داده خواهد شد.</text:p>
      <text:h text:style-name="P11" text:outline-level="3">کارهای تکراری را در irssi خودکار کنید:</text:h>
      <text:p text:style-name="P5">خوب مسلما هیچ کسی دوس نداره هر وقت irssi رو اجرا میکنه تمام دستورات مربروط به لوگین و انتخاب سرور و کانال ها و … رو بزنه ، پس باید این کارها خودکار بشه ! برای خود کار کردن کارها در irssi به صورت زیر عمل میکنیم:</text:p>
      <text:p text:style-name="P5"/>
      <text:p text:style-name="P10"><text:span text:style-name="Strong_20_Emphasis"><text:span text:style-name="T1">/server add -auto -network Freenode irc.freenode.net 6667</text:span></text:span></text:p>
      <text:p text:style-name="P10"><text:span text:style-name="Strong_20_Emphasis"><text:span text:style-name="T1">/channel add -auto #linuxfm Freenode</text:span></text:span></text:p>
      <text:p text:style-name="P10"><text:span text:style-name="Strong_20_Emphasis"><text:span text:style-name="T1">/channel add -auto #zanjanlug Freenode</text:span></text:span></text:p>
      <text:p text:style-name="P10"><text:span text:style-name="Strong_20_Emphasis"><text:span text:style-name="T1">/network add -autosendcmd “/msg nickserv identify password ;wait 2000″ Freenode</text:span></text:span></text:p>
      <text:p text:style-name="P10"><text:span text:style-name="Strong_20_Emphasis"><text:span text:style-name="T1"/></text:span></text:p>
      <text:p text:style-name="P5">ما در خط اول سرورمون رو اضافه میکنیم ، کلید auto- باعث میشه هر وقت irssi اجرا بشه این دستوراتم اجرا بشن! در دو خط بعد من کانال هایی که دوس دارم اتوماتیک همیشه واردشون شم رو اضافه میکنم و در خط آخر چون من نام کاربریمو ثبت کردم کاری میکنم که به طور خودکارم پسورد به سرور فرتاده شه . مطمئنا به جای password باید پسورد خوتونو بزارید!</text:p>
      <text:h text:style-name="P11" text:outline-level="3"/>
      <text:h text:style-name="P11" text:outline-level="3">چند ترفند برای مقابله با افراد/کانالهای شلوغ:</text:h>
      <text:p text:style-name="P5">اگر شما در کانال های پر جمعیت هستین مثل technotux خودمون ،دیدن آمدو رفت افراد ممکنه آزار دهنده باشه بنابراین با دستور:</text:p>
      <text:p text:style-name="P5"><text:soft-page-break/></text:p>
      <text:p text:style-name="P10"><text:span text:style-name="Strong_20_Emphasis"><text:span text:style-name="T1">/ignore #channelname ALL -PUBLIC -ACTIONS</text:span></text:span></text:p>
      <text:p text:style-name="P5">میتونید این چیزا رو غیر فعال کنید ! اگه بجای نام کانال که در channelname# قرار میگره از * استفاده کنید این به تمام کانال ها اعمال میشه و اما برای مقابل افراد شلوغ! که واقعا بعضی وقتا شورشو در میارن:</text:p>
      <text:p text:style-name="P5"/>
      <text:p text:style-name="P10"><text:span text:style-name="Strong_20_Emphasis"><text:span text:style-name="T1">/ignore -time 3600 &lt;nick&gt;</text:span></text:span></text:p>
      <text:p text:style-name="P5">این دستور شخصی رو که در قسمت nick قرار میگیره به مدت یک ساعت نادیده میگیره! (کاش آیدنتیکا هم یه همچین چیزی داشت!)</text:p>
      <text:h text:style-name="P11" text:outline-level="3">تهیه گزارش از لاگهای irssi :</text:h>
      <text:p text:style-name="P5">نرم افزار های جانبی خیلی خوبی برای تهیه آمار و ارقامهای خیلی مختلف از لاگ irssi شما درست شدن. در حد نام بردن میشه به نرم افازرهای زیر اشاره کرد:</text:p>
      <text:p text:style-name="P10"><text:a xlink:type="simple" xlink:href="http://royale.zerezo.com/irssistats/"><text:span text:style-name="T1">irssistats</text:span></text:a></text:p>
      <text:p text:style-name="P10"><text:a xlink:type="simple" xlink:href="http://c7.ath.cx/nudelstats/"><text:span text:style-name="T1">nudelstats</text:span></text:a></text:p>
      <text:p text:style-name="P10"><text:a xlink:type="simple" xlink:href="http://ed.zehome.com/irCstats/"><text:span text:style-name="T1">irCstats</text:span></text:a></text:p>
      <text:p text:style-name="P10"><text:a xlink:type="simple" xlink:href="http://pisg.sourceforge.net/"><text:span text:style-name="T1">pisg</text:span></text:a></text:p>
      <text:h text:style-name="P11" text:outline-level="3"/>
      <text:p text:style-name="P5"/>
      <text:p text:style-name="P5"/>
      <text:p text:style-name="P5"/>
      <text:p text:style-name="P5"/>
      <text:p text:style-name="P5"/>
      <text:p text:style-name="P5"/>
      <text:p text:style-name="P5"/>
      <text:p text:style-name="P5"/>
      <text:p text:style-name="P5"/>
      <text:p text:style-name="P5"/>
      <text:p text:style-name="P5"/>
      <text:h text:style-name="P11" text:outline-level="3">برای irssi خود برنامه بنویسیم :</text:h>
      <text:p text:style-name="P5">یکی از زیباترین جنبه های برنامه irssi امکان توسعه آسونه اونه. وقتی من irssi رو نصب کردم متوجه شدم که وقتی من ترمینال رو مینیمایز میکنم تا به کارام برسم اگه ملت به کانال بیانو پیغام بدم من متوجه نمیشم و مدام باید پنجره رو ماکیمایز کنم تا ببینم چه خبره!</text:p>
      <text:p text:style-name="P5">خوب این که نمیشد برای همین فکر کردم اگه هر کی پیغام میده یه notify در دسکتاپم ظاهر بشه و یه صدای کوچیک در بیاد خیلی خوب میشه! بنا بر این دست به کار شدم و با کمک <text:soft-page-break/>دوستان این قضیه هم حل شد! مراحل زیر روند کارو نشون میده :</text:p>
      <text:p text:style-name="P9"/>
      <text:p text:style-name="P9">mkdir -p ~/.irssi/scripts/autorun/</text:p>
      <text:p text:style-name="P9">cd ~/.irssi/scripts/</text:p>
      <text:p text:style-name="P9">touch notify.pl</text:p>
      <text:p text:style-name="P9">gedit notify.pl</text:p>
      <text:p text:style-name="P10"><text:span text:style-name="Strong_20_Emphasis"><text:span text:style-name="T1">#——————————- past this lines to file ——————————————————-</text:span></text:span></text:p>
      <text:p text:style-name="P10"><text:span text:style-name="Strong_20_Emphasis"><text:span text:style-name="T1">use strict;</text:span></text:span></text:p>
      <text:p text:style-name="P10"><text:span text:style-name="Strong_20_Emphasis"><text:span text:style-name="T1">use vars qw($VERSION %IRSSI);</text:span></text:span></text:p>
      <text:p text:style-name="P10"><text:span text:style-name="Strong_20_Emphasis"><text:span text:style-name="T1">use Irssi;</text:span></text:span></text:p>
      <text:p text:style-name="P10"><text:span text:style-name="Strong_20_Emphasis"><text:span text:style-name="T1">$VERSION = ’0.0.3′;</text:span></text:span></text:p>
      <text:p text:style-name="P10"><text:span text:style-name="Strong_20_Emphasis"><text:span text:style-name="T1">%IRSSI = (</text:span></text:span></text:p>
      <text:p text:style-name="P10"><text:span text:style-name="Strong_20_Emphasis"><text:span text:style-name="T1">authors =&gt; ‘Chrelad’,</text:span></text:span></text:p>
      <text:p text:style-name="P10"><text:span text:style-name="Strong_20_Emphasis"><text:span text:style-name="T1">contact =&gt; ‘blah@blah.blah’,</text:span></text:span></text:p>
      <text:p text:style-name="P10"><text:span text:style-name="Strong_20_Emphasis"><text:span text:style-name="T1">name =&gt; ‘notify’,</text:span></text:span></text:p>
      <text:p text:style-name="P10"><text:span text:style-name="Strong_20_Emphasis"><text:span text:style-name="T1">description =&gt; ‘Display a pop-up alert for different events.’,</text:span></text:span></text:p>
      <text:p text:style-name="P10"><text:span text:style-name="Strong_20_Emphasis"><text:span text:style-name="T1">url =&gt; ‘http://google.com’,</text:span></text:span></text:p>
      <text:p text:style-name="P10"><text:span text:style-name="Strong_20_Emphasis"><text:span text:style-name="T1">license =&gt; ‘GNU General Public License’,</text:span></text:span></text:p>
      <text:p text:style-name="P10"><text:span text:style-name="Strong_20_Emphasis"><text:span text:style-name="T1">changed =&gt; ‘$Date: 2007-02-07 12:00:00 +0100 (Thu, 7 Feb 2008) $’</text:span></text:span></text:p>
      <text:p text:style-name="P10"><text:span text:style-name="Strong_20_Emphasis"><text:span text:style-name="T1">);</text:span></text:span></text:p>
      <text:p text:style-name="P10"><text:span text:style-name="Strong_20_Emphasis"><text:span text:style-name="T1">#——————————————————————–</text:span></text:span></text:p>
      <text:p text:style-name="P10"><text:span text:style-name="Strong_20_Emphasis"><text:span text:style-name="T1"># Created by Chrelad</text:span></text:span></text:p>
      <text:p text:style-name="P10"><text:span text:style-name="Strong_20_Emphasis"><text:span text:style-name="T1"># Feb 7, 2008</text:span></text:span></text:p>
      <text:p text:style-name="P10"><text:span text:style-name="Strong_20_Emphasis"><text:span text:style-name="T1">#——————————————————————–</text:span></text:span></text:p>
      <text:p text:style-name="P10"><text:span text:style-name="Strong_20_Emphasis"><text:span text:style-name="T1">#——————————————————————–</text:span></text:span></text:p>
      <text:p text:style-name="P10"><text:span text:style-name="Strong_20_Emphasis"><text:span text:style-name="T1"># The notify function for public message</text:span></text:span></text:p>
      <text:p text:style-name="P10"><text:span text:style-name="Strong_20_Emphasis"><text:span text:style-name="T1">#——————————————————————–</text:span></text:span></text:p>
      <text:p text:style-name="P10"><text:span text:style-name="Strong_20_Emphasis"><text:span text:style-name="T1">sub pub_msg {</text:span></text:span></text:p>
      <text:p text:style-name="P10"><text:span text:style-name="Strong_20_Emphasis"><text:span text:style-name="T1">my ($server,$msg,$nick,$address,$target) = @_;</text:span></text:span></text:p>
      <text:p text:style-name="P10"><text:span text:style-name="Strong_20_Emphasis"><text:span text:style-name="T1">`notify-send -t 8000 “${target} : ${nick}” “${msg}”`;</text:span></text:span></text:p>
      <text:p text:style-name="P10"><text:span text:style-name="Strong_20_Emphasis"><text:span text:style-name="T1">}</text:span></text:span></text:p>
      <text:p text:style-name="P10"><text:span text:style-name="Strong_20_Emphasis"><text:span text:style-name="T1">#——————————————————————–</text:span></text:span></text:p>
      <text:p text:style-name="P10"><text:span text:style-name="Strong_20_Emphasis"><text:span text:style-name="T1"># Irssi::signal_add_last / Irssi::command_bind</text:span></text:span></text:p>
      <text:p text:style-name="P10"><text:soft-page-break/><text:span text:style-name="Strong_20_Emphasis"><text:span text:style-name="T1">#——————————————————————–</text:span></text:span></text:p>
      <text:p text:style-name="P10"><text:span text:style-name="Strong_20_Emphasis"><text:span text:style-name="T1">Irssi::signal_add_last(“message public”, “pub_msg”);</text:span></text:span></text:p>
      <text:p text:style-name="P10"><text:span text:style-name="Strong_20_Emphasis"><text:span text:style-name="T1">Irssi::signal_add_last(“message private”, “pub_msg”);</text:span></text:span></text:p>
      <text:p text:style-name="P10"><text:span text:style-name="Strong_20_Emphasis"><text:span text:style-name="T1">#- end</text:span></text:span></text:p>
      <text:p text:style-name="P9">cd autorun/</text:p>
      <text:p text:style-name="P9">ln -sfn ../notify.pl</text:p>
      <text:p text:style-name="P9"/>
      <text:p text:style-name="P5">خوب ببینیم چه کردیم ! ما فهمیدیم که اسکرپتهای irssi در مسیر</text:p>
      <text:p text:style-name="P9"/>
      <text:p text:style-name="P9">~/.irssi/scripts/</text:p>
      <text:p text:style-name="P9"/>
      <text:p text:style-name="P4"><text:span text:style-name="T1">قرار دارند و برای اینکه با اجرای irssi ، خودکار اجرا بشن باید در پوشه autorun لینک بشن! و اما میریم سراغ اسکریپتمون، اون به زبان پرل نوشته شده و اینجا داره بر اساس سیگنال و اسلاتهای irssi کار میکنه ! برای دیدن لیست سیگنال ها </text:span><text:a xlink:type="simple" xlink:href="http://www.irssi.org/documentation/signals"><text:span text:style-name="T1">irssi اینجا رو کلیک</text:span></text:a><text:span text:style-name="T1"> کنید،باید یه اعترافی کنم واقعا بحث سیگنال چیز جذابیه که من تا قبل از امدن رو لینوکس اسمشم نشنیده بودم ، </text:span><text:a xlink:type="simple" xlink:href="http://scripts.irssi.org/"><text:span text:style-name="T1">از این لینک میتوانید</text:span></text:a><text:span text:style-name="T1"> تمام اسکرپتهای ساخته رو پیدا کنید و ازشون استفاده کنید.</text:span></text:p>
      <text:p text:style-name="P4"><text:span text:style-name="T1">نکته: تغییر این اسکرپتها کار آسون و سرگرم کننده ایه ، فقط عزیزان KDE کار برای استفاده از اسکریپت بالا به جای استفاده از </text:span><text:span text:style-name="Strong_20_Emphasis"><text:span text:style-name="T1">notify-send </text:span></text:span><text:span text:style-name="T1">که مخصوص gnome هست از </text:span><text:span text:style-name="Strong_20_Emphasis"><text:span text:style-name="T1">kdialog –passivepopup</text:span></text:span><text:span text:style-name="T1"> استفاده کنند.</text:span></text:p>
      <text:p text:style-name="P5">از استادم ، آقای مقدم بخاطر معرفی این نرم افزار تشکر میکنم ، امیدوارم شما هم از این نرم افزار لذت ببرید .</text:p>
      <text:p text:style-name="P5"/>
      <text:p text:style-name="P5"/>
      <text:p text:style-name="P5">منابع:</text:p>
      <text:p text:style-name="P10"><text:a xlink:type="simple" xlink:href="http://linuxreviews.org/software/irc/irssi/"><text:span text:style-name="T1">http://linuxreviews.org/software/irc/irssi/</text:span></text:a></text:p>
      <text:p text:style-name="P10"><text:a xlink:type="simple" xlink:href="http://www.persianroom.org/learning/irc.html"><text:span text:style-name="T1">http://www.persianroom.org/learning/irc.html</text:span></text:a></text:p>
      <text:p text:style-name="P10"><text:a xlink:type="simple" xlink:href="http://fa.wikipedia.org/wiki/آی‌آرسی"><text:span text:style-name="T1">http://fa.wikipedia.org/wiki/%D8%A2%DB%8C%E2%80%8C%D8%A2%D8%B1%D8%B3%DB%8C</text:span></text:a></text:p>
      <text:p text:style-name="P10"><text:a xlink:type="simple" xlink:href="http://www.irssi.org/documentation/startup"><text:span text:style-name="T1">http://www.irssi.org/documentation/startup</text:span></text:a></text:p>
      <text:p text:style-name="P10"><text:a xlink:type="simple" xlink:href="http://linuxtidbits.wordpress.com/2008/01/09/setting-up-irssi/"><text:span text:style-name="T1">http://linuxtidbits.wordpress.com/2008/01/09/setting-up-irssi/</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Lohit Hindi1" svg:font-family="'Lohit Hindi'"/>
    <style:font-face style:name="OpenSymbol" svg:font-family="OpenSymbol"/>
    <style:font-face style:name="Liberation Serif" svg:font-family="'Liberation Serif'" style:font-family-generic="roman" style:font-pitch="variable"/>
    <style:font-face style:name="Iranian Sans" svg:font-family="'Iranian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WenQuanYi Zen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alibri" style:font-name-complex="Lohit Hindi1"/>
    </style:style>
    <style:style style:name="Caption" style:family="paragraph" style:parent-style-name="Standard" style:class="extra">
      <style:paragraph-properties fo:margin-top="0.0835in" fo:margin-bottom="0.0835in" text:number-lines="false" text:line-number="0"/>
      <style:text-properties style:font-name="Calibri"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Hindi"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rid ahmadian</meta:initial-creator>
    <meta:creation-date>2012-05-17T01:24:27</meta:creation-date>
    <dc:date>2012-05-17T01:36:45</dc:date>
    <dc:creator>farid ahmadian</dc:creator>
    <meta:editing-duration>PT12M18S</meta:editing-duration>
    <meta:editing-cycles>5</meta:editing-cycles>
    <meta:generator>OpenOffice.org/3.3$Linux OpenOffice.org_project/330m20$Build-9567</meta:generator>
    <meta:document-statistic meta:table-count="1" meta:image-count="1" meta:object-count="0" meta:page-count="7" meta:paragraph-count="151" meta:word-count="1579" meta:character-count="8239"/>
  </office:meta>
</office:document-meta>
</file>